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7bd" officeooo:paragraph-rsid="001877bd"/>
    </style:style>
    <style:style style:name="P2" style:family="paragraph" style:parent-style-name="Standard">
      <style:text-properties officeooo:rsid="001a323d" officeooo:paragraph-rsid="001a323d"/>
    </style:style>
    <style:style style:name="P3" style:family="paragraph" style:parent-style-name="Standard">
      <style:text-properties officeooo:rsid="001c1efc" officeooo:paragraph-rsid="001c1efc"/>
    </style:style>
    <style:style style:name="P4" style:family="paragraph" style:parent-style-name="Standard">
      <style:text-properties officeooo:rsid="001d314b" officeooo:paragraph-rsid="001d314b"/>
    </style:style>
    <style:style style:name="P5" style:family="paragraph" style:parent-style-name="Standard">
      <style:text-properties officeooo:rsid="001e1993" officeooo:paragraph-rsid="001e1993"/>
    </style:style>
    <style:style style:name="P6" style:family="paragraph" style:parent-style-name="Text_20_body">
      <style:text-properties officeooo:rsid="001a323d" officeooo:paragraph-rsid="001a323d"/>
    </style:style>
    <style:style style:name="T1" style:family="text">
      <style:text-properties fo:font-variant="normal" fo:text-transform="none" fo:color="#1155cc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Helvetica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://vtapp.vinsol.com/tasks/317?user_id=99" office:target-frame-name="_blank" xlink:show="new"><text:span text:style-name="T1">Exercise: Alter Table</text:span></text:a><text:span text:style-name="T2">Create a table named "testing_table" with following fields:name (string)contact_name (string)roll_no (string). Now:Delete column name, rename contact_name to username. Add two fields first_name, last_name. Also change the type of roll_no to integer</text:span></text:p>
      <text:p text:style-name="P2"/>
      <text:p text:style-name="P2"/>
      <text:p text:style-name="P2">mysql&gt; CREATE DATABASE exercises;</text:p>
      <text:p text:style-name="P2">Query OK, 1 row affected (0.00 sec)</text:p>
      <text:p text:style-name="P2"></text:p>
      <text:p text:style-name="P2">mysql&gt; SHOW DATABASES;</text:p>
      <text:p text:style-name="P2">+--------------------+</text:p>
      <text:p text:style-name="P2">| Database <text:s text:c="10"/>|</text:p>
      <text:p text:style-name="P2">+--------------------+</text:p>
      <text:p text:style-name="P2">| information_schema |</text:p>
      <text:p text:style-name="P2">| cookbook <text:s text:c="10"/>|</text:p>
      <text:p text:style-name="P2">| exercises <text:s text:c="9"/>|</text:p>
      <text:p text:style-name="P2">| mysql <text:s text:c="13"/>|</text:p>
      <text:p text:style-name="P2">| performance_schema |</text:p>
      <text:p text:style-name="P2">| us_states <text:s text:c="9"/>|</text:p>
      <text:p text:style-name="P2">+--------------------+</text:p>
      <text:p text:style-name="P2">6 rows in set (0.00 sec)</text:p>
      <text:p text:style-name="P2"></text:p>
      <text:p text:style-name="P2">mysql&gt; USE exercises;</text:p>
      <text:p text:style-name="P2">Database changed</text:p>
      <text:p text:style-name="P2">mysql&gt; CREATE TABLE testing_table (name VARCHAR(10), contact_name VARCHAR(20), roll_no VARCHAR(10));</text:p>
      <text:p text:style-name="P2">Query OK, 0 rows affected (0.19 sec)</text:p>
      <text:p text:style-name="P2"></text:p>
      <text:p text:style-name="P2"/>
      <text:p text:style-name="P2">mysql&gt; SHOW TABLES;</text:p>
      <text:p text:style-name="P2">+---------------------+</text:p>
      <text:p text:style-name="P2">| Tables_in_exercises |</text:p>
      <text:p text:style-name="P2">+---------------------+</text:p>
      <text:p text:style-name="P2">| testing_table <text:s text:c="6"/>|</text:p>
      <text:p text:style-name="P2">+---------------------+</text:p>
      <text:p text:style-name="P2">1 row in set (0.00 sec)</text:p>
      <text:p text:style-name="P2"></text:p>
      <text:p text:style-name="P2">mysql&gt; SHOW COLUMNS FROM testing_table;</text:p>
      <text:p text:style-name="P2">+--------------+-------------+------+-----+---------+-------+</text:p>
      <text:p text:style-name="P2">| Field <text:s text:c="7"/>| Type <text:s text:c="7"/>| Null | Key | Default | Extra |</text:p>
      <text:p text:style-name="P2">+--------------+-------------+------+-----+---------+-------+</text:p>
      <text:p text:style-name="P2">| name <text:s text:c="8"/>| varchar(10) | YES <text:s/>| <text:s text:c="4"/>| NULL <text:s text:c="3"/>| <text:s text:c="6"/>|</text:p>
      <text:p text:style-name="P2">| contact_name | varchar(20) | YES <text:s/>| <text:s text:c="4"/>| NULL <text:s text:c="3"/>| <text:s text:c="6"/>|</text:p>
      <text:p text:style-name="P2">| roll_no <text:s text:c="5"/>| varchar(10) | YES <text:s/>| <text:s text:c="4"/>| NULL <text:s text:c="3"/>| <text:s text:c="6"/>|</text:p>
      <text:p text:style-name="P2">+--------------+-------------+------+-----+---------+-------+</text:p>
      <text:p text:style-name="P2">3 rows in set (0.04 sec)</text:p>
      <text:p text:style-name="P2"/>
      <text:p text:style-name="P3">mysql&gt; ALTER TABLE testing_table</text:p>
      <text:p text:style-name="P3"><text:s text:c="4"/>-&gt; DROP name;</text:p>
      <text:p text:style-name="P3">Query OK, 0 rows affected (0.35 sec)</text:p>
      <text:p text:style-name="P3">Records: 0 <text:s/>Duplicates: 0 <text:s/>Warnings: 0</text:p>
      <text:p text:style-name="P3"></text:p>
      <text:p text:style-name="P3"><text:soft-page-break/>mysql&gt; SHOW COLUMNS FROM testing_table;</text:p>
      <text:p text:style-name="P3">+--------------+-------------+------+-----+---------+-------+</text:p>
      <text:p text:style-name="P3">| Field <text:s text:c="7"/>| Type <text:s text:c="7"/>| Null | Key | Default | Extra |</text:p>
      <text:p text:style-name="P3">+--------------+-------------+------+-----+---------+-------+</text:p>
      <text:p text:style-name="P3">| contact_name | varchar(20) | YES <text:s/>| <text:s text:c="4"/>| NULL <text:s text:c="3"/>| <text:s text:c="6"/>|</text:p>
      <text:p text:style-name="P3">| roll_no <text:s text:c="5"/>| varchar(10) | YES <text:s/>| <text:s text:c="4"/>| NULL <text:s text:c="3"/>| <text:s text:c="6"/>|</text:p>
      <text:p text:style-name="P3">+--------------+-------------+------+-----+---------+-------+</text:p>
      <text:p text:style-name="P3">2 rows in set (0.00 sec)</text:p>
      <text:p text:style-name="P3"></text:p>
      <text:p text:style-name="P3">mysql&gt; ALTER TABLE testing_table CHANGE contact_name username CHAR(20);</text:p>
      <text:p text:style-name="P3">Query OK, 0 rows affected (0.25 sec)</text:p>
      <text:p text:style-name="P3">Records: 0 <text:s/>Duplicates: 0 <text:s/>Warnings: 0</text:p>
      <text:p text:style-name="P3"></text:p>
      <text:p text:style-name="P3">mysql&gt; SHOW COLUMNS FROM testing_table;</text:p>
      <text:p text:style-name="P3">+----------+-------------+------+-----+---------+-------+</text:p>
      <text:p text:style-name="P3">| Field <text:s text:c="3"/>| Type <text:s text:c="7"/>| Null | Key | Default | Extra |</text:p>
      <text:p text:style-name="P3">+----------+-------------+------+-----+---------+-------+</text:p>
      <text:p text:style-name="P3">| username | char(20) <text:s text:c="3"/>| YES <text:s/>| <text:s text:c="4"/>| NULL <text:s text:c="3"/>| <text:s text:c="6"/>|</text:p>
      <text:p text:style-name="P3">| roll_no <text:s/>| varchar(10) | YES <text:s/>| <text:s text:c="4"/>| NULL <text:s text:c="3"/>| <text:s text:c="6"/>|</text:p>
      <text:p text:style-name="P3">+----------+-------------+------+-----+---------+-------+</text:p>
      <text:p text:style-name="P3">2 rows in set (0.00 sec)</text:p>
      <text:p text:style-name="P3"/>
      <text:p text:style-name="P4">mysql&gt; ALTER TABLE testing_table</text:p>
      <text:p text:style-name="P4"><text:s text:c="4"/>-&gt; ADD first_name</text:p>
      <text:p text:style-name="P4"><text:s text:c="4"/>-&gt; VARCHAR(10),</text:p>
      <text:p text:style-name="P4"><text:s text:c="4"/>-&gt; ADD last_name</text:p>
      <text:p text:style-name="P4"><text:s text:c="4"/>-&gt; VARCHAR(10);</text:p>
      <text:p text:style-name="P4">Query OK, 0 rows affected (0.25 sec)</text:p>
      <text:p text:style-name="P4">Records: 0 <text:s/>Duplicates: 0 <text:s/>Warnings: 0</text:p>
      <text:p text:style-name="P4"></text:p>
      <text:p text:style-name="P4">mysql&gt; SHOW COLUMNS FROM testing_table;</text:p>
      <text:p text:style-name="P4">+------------+-------------+------+-----+---------+-------+</text:p>
      <text:p text:style-name="P4">| Field <text:s text:c="5"/>| Type <text:s text:c="7"/>| Null | Key | Default | Extra |</text:p>
      <text:p text:style-name="P4">+------------+-------------+------+-----+---------+-------+</text:p>
      <text:p text:style-name="P4">| username <text:s text:c="2"/>| char(20) <text:s text:c="3"/>| YES <text:s/>| <text:s text:c="4"/>| NULL <text:s text:c="3"/>| <text:s text:c="6"/>|</text:p>
      <text:p text:style-name="P4">| roll_no <text:s text:c="3"/>| varchar(10) | YES <text:s/>| <text:s text:c="4"/>| NULL <text:s text:c="3"/>| <text:s text:c="6"/>|</text:p>
      <text:p text:style-name="P4">| first_name | varchar(10) | YES <text:s/>| <text:s text:c="4"/>| NULL <text:s text:c="3"/>| <text:s text:c="6"/>|</text:p>
      <text:p text:style-name="P4">| last_name <text:s/>| varchar(10) | YES <text:s/>| <text:s text:c="4"/>| NULL <text:s text:c="3"/>| <text:s text:c="6"/>|</text:p>
      <text:p text:style-name="P4">+------------+-------------+------+-----+---------+-------+</text:p>
      <text:p text:style-name="P4">4 rows in set (0.01 sec)</text:p>
      <text:p text:style-name="P4"/>
      <text:p text:style-name="P5">mysql&gt; ALTER TABLE testing_table</text:p>
      <text:p text:style-name="P5"><text:s text:c="4"/>-&gt; MODIFY roll_no</text:p>
      <text:p text:style-name="P5"><text:s text:c="4"/>-&gt; INTEGER;</text:p>
      <text:p text:style-name="P5">Query OK, 0 rows affected (0.21 sec)</text:p>
      <text:p text:style-name="P5">Records: 0 <text:s/>Duplicates: 0 <text:s/>Warnings: 0</text:p>
      <text:p text:style-name="P5"></text:p>
      <text:p text:style-name="P5">mysql&gt; SHOW COLUMNS FROM testing_table;</text:p>
      <text:p text:style-name="P5">+------------+-------------+------+-----+---------+-------+</text:p>
      <text:p text:style-name="P5">| Field <text:s text:c="5"/>| Type <text:s text:c="7"/>| Null | Key | Default | Extra |</text:p>
      <text:p text:style-name="P5">+------------+-------------+------+-----+---------+-------+</text:p>
      <text:p text:style-name="P5">| username <text:s text:c="2"/>| char(20) <text:s text:c="3"/>| YES <text:s/>| <text:s text:c="4"/>| NULL <text:s text:c="3"/>| <text:s text:c="6"/>|</text:p>
      <text:p text:style-name="P5"><text:soft-page-break/>| roll_no <text:s text:c="3"/>| int(11) <text:s text:c="4"/>| YES <text:s/>| <text:s text:c="4"/>| NULL <text:s text:c="3"/>| <text:s text:c="6"/>|</text:p>
      <text:p text:style-name="P5">| first_name | varchar(10) | YES <text:s/>| <text:s text:c="4"/>| NULL <text:s text:c="3"/>| <text:s text:c="6"/>|</text:p>
      <text:p text:style-name="P5">| last_name <text:s/>| varchar(10) | YES <text:s/>| <text:s text:c="4"/>| NULL <text:s text:c="3"/>| <text:s text:c="6"/>|</text:p>
      <text:p text:style-name="P5">+------------+-------------+------+-----+---------+-------+</text:p>
      <text:p text:style-name="P5">4 rows in set (0.00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8:43:01.740583387</meta:creation-date>
    <dc:date>2015-09-26T09:24:56.721065389</dc:date>
    <meta:editing-duration>PT26M4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3" meta:paragraph-count="99" meta:word-count="604" meta:character-count="4021" meta:non-whitespace-character-count="3096"/>
  </office:meta>
</office:document-meta>
</file>